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color="#000000" style:font-name="Arial" fo:font-size="10pt" style:font-name-asian="Courier New1" style:font-size-asian="10pt" style:font-name-complex="Courier New1" style:font-size-complex="10pt"/>
    </style:style>
    <style:style style:name="P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7" style:family="paragraph" style:parent-style-name="Standard">
      <style:text-properties style:text-underline-style="solid" style:text-underline-type="double" style:text-underline-width="auto" style:text-underline-color="font-color"/>
    </style:style>
    <style:style style:name="P8" style:family="paragraph" style:parent-style-name="Standard">
      <style:paragraph-properties fo:text-align="justify" style:justify-single-word="false"/>
      <style:text-properties fo:color="#008000"/>
    </style:style>
    <style:style style:name="P9" style:family="paragraph" style:parent-style-name="Code_20_block">
      <style:text-properties fo:color="#008000"/>
    </style:style>
    <style:style style:name="P10" style:family="paragraph" style:parent-style-name="Code_20_block">
      <style:text-properties style:font-name="Courier New1" fo:font-size="10pt" style:font-size-asian="10pt" style:font-size-complex="10pt"/>
    </style:style>
    <style:style style:name="P11" style:family="paragraph" style:parent-style-name="Code_20_block">
      <style:paragraph-properties fo:text-align="justify" style:justify-single-word="false"/>
    </style:style>
    <style:style style:name="P12" style:family="paragraph" style:parent-style-name="Code_20_block">
      <style:text-properties fo:font-weight="bold" style:font-weight-asian="bold" style:font-weight-complex="bold"/>
    </style:style>
    <style:style style:name="P13" style:family="paragraph" style:parent-style-name="Code_20_block">
      <style:text-properties fo:font-weight="normal" style:font-weight-asian="normal" style:font-weight-complex="normal"/>
    </style:style>
    <style:style style:name="P14" style:family="paragraph" style:parent-style-name="Code_20_block">
      <style:text-properties fo:color="#000000"/>
    </style:style>
    <style:style style:name="P15" style:family="paragraph" style:parent-style-name="Standard">
      <style:paragraph-properties fo:break-before="page"/>
    </style:style>
    <style:style style:name="P16" style:family="paragraph" style:parent-style-name="Standard" style:list-style-name="List_20_2">
      <style:paragraph-properties fo:text-align="start" style:justify-single-word="false"/>
    </style:style>
    <style:style style:name="P17" style:family="paragraph" style:parent-style-name="Standard" style:list-style-name="List_20_2">
      <style:paragraph-properties fo:text-align="justify" style:justify-single-word="false"/>
    </style:style>
    <style:style style:name="P18" style:family="paragraph" style:parent-style-name="Standard" style:list-style-name="List_20_1">
      <style:paragraph-properties fo:text-align="justify" style:justify-single-word="false"/>
    </style:style>
    <style:style style:name="P19" style:family="paragraph" style:parent-style-name="Heading_20_2">
      <style:paragraph-properties fo:break-before="page"/>
    </style:style>
    <style:style style:name="P20" style:family="paragraph" style:parent-style-name="Heading_20_3">
      <style:paragraph-properties fo:break-before="page"/>
    </style:style>
    <style:style style:name="P21"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fo:color="#000000"/>
    </style:style>
    <style:style style:name="T6" style:family="text">
      <style:text-properties fo:color="#000000" style:font-name="Courier New1" fo:font-size="9pt" style:font-name-asian="Courier New1" style:font-size-asian="9pt" style:font-name-complex="Courier New1" style:font-size-complex="9pt"/>
    </style:style>
    <style:style style:name="T7"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8"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9" style:family="text">
      <style:text-properties fo:color="#000000" style:font-name-asian="Courier New1" style:font-name-complex="Courier New1"/>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0000c0" style:font-name="Courier New1" fo:font-size="9pt" style:font-name-asian="Courier New1" style:font-size-asian="9pt" style:font-name-complex="Courier New1" style:font-size-complex="9pt"/>
    </style:style>
    <style:style style:name="T14" style:family="text">
      <style:text-properties fo:color="#8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441345"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26558258"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3">service:jmx:jmxmp://</text:span></text:span><text:span text:style-name="Code_20_char"><text:span text:style-name="T2">host</text:span></text:span><text:span text:style-name="Code_20_char"><text:span text:style-name="T3">:</text:span></text:span><text:span text:style-name="Code_20_char"><text:span text:style-name="T2">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6558498"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MBean name: “<text:span text:style-name="T3">org.jppf:name=admin,type=node</text:span>”</text:p>
      <text:p text:style-name="P2">This is also the value of the constant <text:a xlink:type="simple" xlink:href="http://www.jppf.org/api-3/org/jppf/management/JPPFNodeAdminMBean.html#MBEAN_NAME">JPPFNodeAdminMBean.MBEAN_NAME</text:a>.</text:p>
      <text:p text:style-name="P2"/>
      <text:p text:style-name="P2">This MBean's role is to perform management and monitoring at the node level, however we will see that it also has (for historical reasons) some task-level management functions. It exposes the <text:a xlink:type="simple" xlink:href="http://www.jppf.org/api-3.0/index.html?org/jppf/management/JPPFNodeAdminMBean.html"><text:span text:style-name="Code_20_char">JPPFNodeAdminMBean</text:span></text:a> interface, which provides the functionalities described hereafter.</text:p>
      <text:list xml:id="list26542343"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This is done by invoking the following method on the MBean:</text:p>
      <text:p text:style-name="P2"/>
      <text:p text:style-name="Code_20_block"><text:s text:c="2"/>public interface JPPFNodeAdminMBean extends JPPFAdminMBean {</text:p>
      <text:p text:style-name="Code_20_block"><text:s text:c="4"/><text:span text:style-name="T4">// Get the latest state information from the node.</text:span></text:p>
      <text:p text:style-name="Code_20_block"><text:s text:c="4"/>public JPPFNodeState state() throws Exception;</text:p>
      <text:p text:style-name="Code_20_block"><text:s text:c="2"/>}</text:p>
      <text:p text:style-name="P2"/>
      <text:p text:style-name="P2">This method returns a <text:a xlink:type="simple" xlink:href="http://www.jppf.org/api-3/index.html?org/jppf/management/JPPFNodeState.html"><text:span text:style-name="Code_20_char">JPPFNodeState</text:span></text:a> object, which provides the following information on the node:</text:p>
      <text:p text:style-name="P2"/>
      <text:p text:style-name="Code_20_block"><text:s text:c="2"/>public class JPPFNodeState implements Serializable {</text:p>
      <text:p text:style-name="P9"><text:s text:c="4"/>// the status of the connection with the server</text:p>
      <text:p text:style-name="Code_20_block"><text:s text:c="4"/>public String getConnectionStatus()</text:p>
      <text:p text:style-name="Code_20_block"><text:s text:c="2"/></text:p>
      <text:p text:style-name="Code_20_block"><text:s text:c="4"/><text:span text:style-name="T4">// the current task execution status</text:span></text:p>
      <text:p text:style-name="Code_20_block"><text:s text:c="4"/>public String getExecutionStatus()</text:p>
      <text:p text:style-name="Code_20_block"><text:s text:c="2"/></text:p>
      <text:p text:style-name="Code_20_block"><text:s text:c="4"/><text:span text:style-name="T4">// the cpu time consumed by the node's execution threads</text:span></text:p>
      <text:p text:style-name="Code_20_block"><text:s text:c="4"/><text:span text:style-name="T4">// this includes the tasks cpu time and some JPPF processing overhead</text:span></text:p>
      <text:p text:style-name="Code_20_block"><text:s text:c="4"/>public long getCpuTime()</text:p>
      <text:p text:style-name="Code_20_block"><text:s text:c="2"/></text:p>
      <text:p text:style-name="Code_20_block"><text:s text:c="4"/><text:span text:style-name="T4">// the total number of tasks executed</text:span></text:p>
      <text:p text:style-name="Code_20_block"><text:s text:c="4"/>public int getNbTasksExecuted()</text:p>
      <text:p text:style-name="Code_20_block"><text:s text:c="2"/></text:p>
      <text:p text:style-name="Code_20_block"><text:s text:c="4"/><text:span text:style-name="T4">// the current size of the pool of threads used for tasks execution</text:span></text:p>
      <text:p text:style-name="Code_20_block"><text:s text:c="4"/>public int getThreadPoolSize()</text:p>
      <text:p text:style-name="Code_20_block"><text:s text:c="2"/></text:p>
      <text:p text:style-name="Code_20_block"><text:s text:c="4"/><text:span text:style-name="T4">// the current priority assigned to the execution threads</text:span></text:p>
      <text:p text:style-name="Code_20_block"><text:s text:c="4"/>public int getThreadPriority()</text:p>
      <text:p text:style-name="Code_20_block"><text:s text:c="2"/>}</text:p>
      <text:p text:style-name="Standard"/>
      <text:list xml:id="list26547191" text:continue-numbering="true" text:style-name="Outline">
        <text:list-item>
          <text:list>
            <text:list-item>
              <text:list>
                <text:list-item>
                  <text:list>
                    <text:list-item>
                      <text:h text:style-name="P21" text:outline-level="4">Updating the execution thread pool properties</text:h>
                    </text:list-item>
                  </text:list>
                </text:list-item>
              </text:list>
            </text:list-item>
          </text:list>
        </text:list-item>
      </text:list>
      <text:p text:style-name="Code_20_block"><text:s text:c="2"/>public interface JPPFNodeAdminMBean extends JPPFAdminMBean {</text:p>
      <text:p text:style-name="P9"><text:s text:c="4"/>// Set the size of the node's execution thread pool.</text:p>
      <text:p text:style-name="Code_20_block"><text:s text:c="4"/>public void updateThreadPoolSize(Integer size) throws Exception;</text:p>
      <text:p text:style-name="Code_20_block"><text:s text:c="2"/></text:p>
      <text:p text:style-name="P9"><text:s text:c="4"/>// Update the priority of all execution threads.</text:p>
      <text:p text:style-name="Code_20_block"><text:s text:c="4"/>public void updateThreadsPriority(Integer newPriority) throws Exception;</text:p>
      <text:p text:style-name="Code_20_block"><text:s text:c="2"/>}</text:p>
      <text:list xml:id="list26556476"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text:s text:c="2"/>public interface JPPFNodeAdminMBean extends JPPFAdminMBean {</text:p>
      <text:p text:style-name="P9"><text:s text:c="4"/>// Restart the node.</text:p>
      <text:p text:style-name="Code_20_block"><text:s text:c="4"/>public void restart() throws Exception;</text:p>
      <text:p text:style-name="Code_20_block"><text:s text:c="2"/></text:p>
      <text:p text:style-name="P9"><text:s text:c="4"/>// Shutdown the node.</text:p>
      <text:p text:style-name="Code_20_block"><text:s text:c="4"/>public void shutdown() throws Exception;</text:p>
      <text:p text:style-name="Code_20_block"><text:span text:style-name="T4"><text:s text:c="2"/></text:span><text:span text:style-name="T14">}</text:span></text:p>
      <text:p text:style-name="P8"/>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26565218"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text:s text:c="2"/>public interface JPPFNodeAdminMBean extends JPPFAdminMBean {</text:p>
      <text:p text:style-name="P9"><text:s text:c="4"/>// Reset the node's executed tasks counter to zero.</text:p>
      <text:p text:style-name="Code_20_block"><text:s text:c="4"/>public void resetTaskCounter() throws Exception;</text:p>
      <text:p text:style-name="Code_20_block"><text:s text:c="2"/></text:p>
      <text:p text:style-name="P9"><text:s text:c="4"/>// Reset the node's executed tasks counter to the specified value.</text:p>
      <text:p text:style-name="Code_20_block"><text:s text:c="4"/>public void setTaskCounter(Integer n) throws Exception;</text:p>
      <text:p text:style-name="Code_20_block"><text:span text:style-name="T4"><text:s text:c="2"/></text:span><text:span text:style-name="T5">}</text:span></text:p>
      <text:p text:style-name="P8"/>
      <text:p text:style-name="P1">Please note that <text:span text:style-name="Code_20_char">resetTaskCounter()</text:span> is equivalent to <text:span text:style-name="Code_20_char">setTaskCounter(0)</text:span>.</text:p>
      <text:list xml:id="list26547328"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text:s text:c="2"/>public interface JPPFAdminMBean extends Serializable {</text:p>
      <text:p text:style-name="P9"><text:s text:c="4"/>// Get detailed information about the node's JVM properties, environment variables,</text:p>
      <text:p text:style-name="P9"><text:s text:c="4"/>// memory usage, available processors andavailable storage space.</text:p>
      <text:p text:style-name="Code_20_block"><text:s text:c="4"/>JPPFSystemInformation systemInformation() throws Exception;</text:p>
      <text:p text:style-name="Code_20_block"><text:span text:style-name="T4"><text:s text:c="2"/></text:span><text:span text:style-name="T5">}</text:span></text:p>
      <text:p text:style-name="P8"/>
      <text:p text:style-name="P1">This method returns an object of type <text:a xlink:type="simple" xlink:href="http://www.jppf.org/api-3/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text:s text:c="2"/>public class JPPFSystemInformation implements Serializable {</text:p>
      <text:p text:style-name="Code_20_block"><text:s text:c="4"/><text:span text:style-name="T4">// get the system properties</text:span></text:p>
      <text:p text:style-name="Code_20_block"><text:s text:c="4"/>public TypedProperties <text:a xlink:type="simple" xlink:href="http://www.jppf.org/api-3/org/jppf/management/JPPFSystemInformation.html#getSystem()">getSystem()</text:a></text:p>
      <text:p text:style-name="Code_20_block"><text:s text:c="4"/><text:span text:style-name="T4">// get runtime information about JVM memory and available processors</text:span></text:p>
      <text:p text:style-name="Code_20_block"><text:s text:c="4"/>public TypedProperties <text:a xlink:type="simple" xlink:href="http://www.jppf.org/api-3/org/jppf/management/JPPFSystemInformation.html#getRuntime()">getRuntime()</text:a></text:p>
      <text:p text:style-name="Code_20_block"><text:s text:c="4"/><text:span text:style-name="T4">// get the host environment variables</text:span></text:p>
      <text:p text:style-name="Code_20_block"><text:s text:c="4"/>public TypedProperties <text:a xlink:type="simple" xlink:href="http://www.jppf.org/api-3/org/jppf/management/JPPFSystemInformation.html#getEnv()">getEnv()</text:a></text:p>
      <text:p text:style-name="Code_20_block"><text:s text:c="4"/><text:span text:style-name="T4">// get IPV4 and IPV6 addresses assigned to the host</text:span></text:p>
      <text:p text:style-name="Code_20_block"><text:s text:c="4"/>public TypedProperties <text:a xlink:type="simple" xlink:href="http://www.jppf.org/api-3/org/jppf/management/JPPFSystemInformation.html#getNetwork()">getNetwork()</text:a></text:p>
      <text:p text:style-name="Code_20_block"><text:s text:c="4"/><text:span text:style-name="T4">// get the JPPF configuration properties</text:span></text:p>
      <text:p text:style-name="Code_20_block"><text:s text:c="4"/>public TypedProperties <text:a xlink:type="simple" xlink:href="http://www.jppf.org/api-3/org/jppf/management/JPPFSystemInformation.html#getJppf()">getJppf()</text:a></text:p>
      <text:p text:style-name="Code_20_block"><text:s text:c="4"/><text:span text:style-name="T4">// get information on available disk storage</text:span></text:p>
      <text:p text:style-name="Code_20_block"><text:s text:c="4"/>public TypedProperties <text:a xlink:type="simple" xlink:href="http://www.jppf.org/api-3/org/jppf/management/JPPFSystemInformation.html#getStorage()">getStorage()</text:a></text:p>
      <text:p text:style-name="Code_20_block"><text:s text:c="2"/>}</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3/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26565665"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text:s text:c="2"/>public interface JPPFAdminMBean extends Serializable {</text:p>
      <text:p text:style-name="P9"><text:s text:c="4"/>// Cancel the job with the specified uuid. The requeue parameters determines</text:p>
      <text:p text:style-name="P9"><text:s text:c="4"/>// whether the job should be requeued on the server side or not.</text:p>
      <text:p text:style-name="Code_20_block"><text:s text:c="4"/>public void cancelJob(String jobUuid, Boolean requeue) throws Exception;</text:p>
      <text:p text:style-name="Code_20_block"><text:span text:style-name="T4"><text:s text:c="2"/></text:span><text:span text:style-name="T5">}</text:span></text:p>
      <text:p text:style-name="P8"/>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6565701"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text:s text:c="2"/>public interface JPPFAdminMBean extends Serializable {</text:p>
      <text:p text:style-name="P9"><text:s text:c="4"/>// Update the configuration properties of the node. The reconnect parameter</text:p>
      <text:p text:style-name="P9"><text:s text:c="4"/>// specifies whether the node should disconnect then reconnect to the driver</text:p>
      <text:p text:style-name="P9"><text:s text:c="4"/>// after updating the properties.</text:p>
      <text:p text:style-name="Code_20_block"><text:s text:c="4"/>void updateConfiguration(Map&lt;String, String&gt; config, Boolean reconnect)</text:p>
      <text:p text:style-name="Code_20_block"><text:s text:c="7"/>throws Exception;</text:p>
      <text:p text:style-name="Code_20_block"><text:s text:c="2"/>}</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26569727"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3">org.jppf:name=task.monitor,type=node</text:span>”.</text:p>
      <text:p text:style-name="P1">This is also the value of the constant <text:a xlink:type="simple" xlink:href="http://www.jppf.org/api-3/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3/index.html?org/jppf/management/JPPFNodeTaskMonitorMBean.html"><text:span text:style-name="Code_20_char">JPPFNodeTaskMonitorMBean</text:span></text:a> and also emits JMX notifications of type <text:a xlink:type="simple" xlink:href="http://www.jppf.org/api-3/index.html?org/jppf/management/TaskExecutionNotification.html"><text:span text:style-name="Code_20_char">TaskExecutionNotification</text:span></text:a>.</text:p>
      <text:list xml:id="list26545360"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3/index.html?org/jppf/management/JPPFNodeTaskMonitorMBean.html"><text:span text:style-name="Code_20_char">JPPFNodeTaskMonitorMBean</text:span></text:a> provides access to aggregated statistics on the tasks executed within a node:</text:p>
      <text:p text:style-name="P1"/>
      <text:p text:style-name="Code_20_block"><text:s text:c="2"/>public interface JPPFNodeTaskMonitorMBean extends NotificationEmitter {</text:p>
      <text:p text:style-name="Code_20_block"><text:s text:c="4"/><text:span text:style-name="T4">// The total number of tasks executed by the node</text:span></text:p>
      <text:p text:style-name="Code_20_block"><text:s text:c="4"/>Integer getTotalTasksExecuted();</text:p>
      <text:p text:style-name="Code_20_block"><text:s text:c="2"/></text:p>
      <text:p text:style-name="Code_20_block"><text:s text:c="4"/><text:span text:style-name="T4">// The total number of tasks that ended in error</text:span></text:p>
      <text:p text:style-name="Code_20_block"><text:s text:c="4"/>Integer getTotalTasksInError();</text:p>
      <text:p text:style-name="Code_20_block"><text:s text:c="2"/></text:p>
      <text:p text:style-name="Code_20_block"><text:s text:c="4"/><text:span text:style-name="T4">// The total number of tasks that executed sucessfully</text:span></text:p>
      <text:p text:style-name="Code_20_block"><text:s text:c="4"/>Integer getTotalTasksSucessfull();</text:p>
      <text:p text:style-name="Code_20_block"><text:s text:c="2"/></text:p>
      <text:p text:style-name="Code_20_block"><text:s text:c="4"/><text:span text:style-name="T4">// The total cpu time used by the tasks in milliseconds</text:span></text:p>
      <text:p text:style-name="Code_20_block"><text:s text:c="4"/>Long getTotalTaskCpuTime();</text:p>
      <text:p text:style-name="Code_20_block"><text:s text:c="2"/></text:p>
      <text:p text:style-name="Code_20_block"><text:s text:c="4"/><text:span text:style-name="T4">// The total elapsed time used by the tasks in milliseconds</text:span></text:p>
      <text:p text:style-name="Code_20_block"><text:s text:c="4"/>Long getTotalTaskElapsedTime();</text:p>
      <text:p text:style-name="Code_20_block"><text:s text:c="2"/>}</text:p>
      <text:list xml:id="list26573069"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3/index.html?org/jppf/management/TaskExecutionNotification.html"><text:span text:style-name="Code_20_char">TaskExecutionNotification</text:span></text:a> defined as follows:</text:p>
      <text:p text:style-name="P1"/>
      <text:p text:style-name="Code_20_block"><text:s text:c="2"/>public class TaskExecutionNotification extends Notification {</text:p>
      <text:p text:style-name="Code_20_block"><text:s text:c="4"/><text:span text:style-name="T4">// Get the object encapsulating information about the task</text:span></text:p>
      <text:p text:style-name="Code_20_block"><text:s text:c="4"/>public TaskInformation getTaskInformation();</text:p>
      <text:p text:style-name="Code_20_block"><text:s text:c="2"/>}</text:p>
      <text:p text:style-name="P1"/>
      <text:p text:style-name="P1">This notification essentially encapsulates an object of type <text:a xlink:type="simple" xlink:href="http://www.jppf.org/api-3/index.html?org/jppf/management/TaskInformation.html"><text:span text:style-name="Code_20_char">TaskInformation</text:span></text:a>, which provides the following information about each executed task:</text:p>
      <text:p text:style-name="P1"/>
      <text:p text:style-name="Code_20_block"><text:s text:c="2"/>public class TaskInformation implements Serializable {</text:p>
      <text:p text:style-name="Code_20_block"><text:s text:c="4"/><text:span text:style-name="T4">// Get the task id</text:span></text:p>
      <text:p text:style-name="Code_20_block"><text:s text:c="4"/>public String getId()</text:p>
      <text:p text:style-name="Code_20_block"><text:s text:c="2"/></text:p>
      <text:p text:style-name="Code_20_block"><text:s text:c="4"/><text:span text:style-name="T4">// Get the uuid of the job this task belongs to</text:span></text:p>
      <text:p text:style-name="Code_20_block"><text:s text:c="4"/>public String getJobId()</text:p>
      <text:p text:style-name="Code_20_block"><text:s text:c="2"/></text:p>
      <text:p text:style-name="Code_20_block"><text:s text:c="4"/><text:span text:style-name="T4">// Get the cpu time used by the task</text:span></text:p>
      <text:p text:style-name="Code_20_block"><text:s text:c="4"/>public long getCpuTime()</text:p>
      <text:p text:style-name="Code_20_block"><text:s text:c="2"/></text:p>
      <text:p text:style-name="Code_20_block"><text:s text:c="4"/><text:span text:style-name="T4">// Get the wall clock time used by the task</text:span></text:p>
      <text:p text:style-name="Code_20_block"><text:s text:c="4"/>public long getElapsedTime()</text:p>
      <text:p text:style-name="Code_20_block"><text:s text:c="2"/></text:p>
      <text:p text:style-name="Code_20_block"><text:s text:c="4"/><text:span text:style-name="T4">// Determines whether the task had an exception</text:span></text:p>
      <text:p text:style-name="Code_20_block"><text:s text:c="4"/>public boolean hasError()</text:p>
      <text:p text:style-name="Code_20_block"><text:s text:c="2"/></text:p>
      <text:p text:style-name="Code_20_block"><text:s text:c="4"/><text:span text:style-name="T4">// Get the timestamp for the task completion. Caution: this value is related</text:span></text:p>
      <text:p text:style-name="P9"><text:s text:c="4"/>// to the node's system time, not to the time of the notification receiver</text:p>
      <text:p text:style-name="Code_20_block"><text:s text:c="4"/>public long getTimestamp()</text:p>
      <text:p text:style-name="Code_20_block"><text:s text:c="2"/>}</text:p>
      <text:list xml:id="list26561590"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3/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26558287"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
      <text:p text:style-name="P4">a. Create an instance of JMXNodeConnectionWrapper</text:p>
      <text:p text:style-name="P1"/>
      <text:p text:style-name="P1">To connect to a <text:span text:style-name="T3">local</text:span> (same JVM, no network connection involved) MBean server, <text:s/>use the no-arg constructor:</text:p>
      <text:p text:style-name="Code_20_block"><text:s text:c="2"/>JMXNodeConnectionWrapper wrapper = new JMXNodeConnectionWrapper();</text:p>
      <text:p text:style-name="P1"/>
      <text:p text:style-name="P1">To connect to a <text:span text:style-name="T3">remote</text:span> MBean server, <text:s/>use the constructor specif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0">Synchronously</text:span>:</text:p>
      <text:p text:style-name="P1"/>
      <text:p text:style-name="Code_20_bloc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0">Asynchronously</text:span>:</text:p>
      <text:p text:style-name="P1"/>
      <text:p text:style-name="P9"><text:s text:c="2"/>// initiate the connection; this method returns immediately</text:p>
      <text:p text:style-name="Code_20_block"><text:s text:c="2"/>wrapper.connect()</text:p>
      <text:p text:style-name="Code_20_block"><text:soft-page-break/><text:s text:c="2"/></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list xml:id="list26559423"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get the number of tasks executed since the last reset</text:span></text:p>
      <text:p text:style-name="Code_20_block"><text:s text:c="2"/>int nbTasks = wrapper.state().getNbTasksExecuted();</text:p>
      <text:p text:style-name="Code_20_block"><text:s text:c="2"/><text:span text:style-name="T4">// stop the node</text:span></text:p>
      <text:p text:style-name="Code_20_block"><text:s text:c="2"/>wrapper.<text:span text:style-name="T6">shutdown();</text:span></text:p>
      <text:list xml:id="list26571510"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2.0/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equivalent to JPPFNodeState state = wrapper.state();</text:span></text:p>
      <text:p text:style-name="Code_20_block"><text:s text:c="2"/>JPPFNodeState state = (JPPFNodeState) <text:span text:style-name="T3">wrapper.invoke(</text:span></text:p>
      <text:p text:style-name="Code_20_block"><text:s text:c="4"/><text:span text:style-name="T3">JPPFNodeAdminMBean.MBEAN_NAME, "state", (Object[]) null, (String[]) null)</text:span>;</text:p>
      <text:p text:style-name="Code_20_block"><text:s text:c="2"/>int nbTasks = state.getNbTasksExecuted();</text:p>
      <text:p text:style-name="Code_20_block"><text:s text:c="2"/><text:span text:style-name="T4">// get the total CPU time used</text:span></text:p>
      <text:p text:style-name="P10"><text:s text:c="2"/><text:span text:style-name="T9">long cpuTime = (Long) wrapper.invoke(JPPFNodeTaskMonitorMBean.MBEAN_NAME,</text:span></text:p>
      <text:p text:style-name="P10"><text:s text:c="4"/>"getTotalTaskCpuTime", (Object[]) null, (String[]) null);</text:p>
      <text:list xml:id="list26570426"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s. This is done as follows:</text:p>
      <text:p text:style-name="P5"/>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create the proxy instance</text:span></text:p>
      <text:p text:style-name="Code_20_block"><text:s text:c="2"/>JPPFNodeTaskMonitorMBean proxy = <text:span text:style-name="T3">wrapper.getProxy(</text:span></text:p>
      <text:p text:style-name="P12"><text:s text:c="4"/>JPPFNodeTaskMonitorMBean.MBEAN_NAME, JPPFNodeTaskMonitorMBean.class);</text:p>
      <text:p text:style-name="Code_20_block"><text:s text:c="2"/></text:p>
      <text:p text:style-name="Code_20_block"><text:s text:c="2"/><text:span text:style-name="T4">// get the total CPU time used</text:span></text:p>
      <text:p text:style-name="Code_20_block"><text:s text:c="2"/>long cpuTime = proxy.getTotalTaskCpuTime();</text:p>
      <text:list xml:id="list26567272"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NodeConnectionWrapper wrapper = new JMXNodeConnectionWrapper(host, port);</text:p>
      <text:p text:style-name="Code_20_block"><text:s text:c="2"/>wrapper.connectAndWait(timeout);</text:p>
      <text:p text:style-name="Code_20_block"><text:s text:c="2"/>JPPFNodeTaskMonitorMBean proxy = <text:span text:style-name="T12">wrapper.getProxy(</text:span></text:p>
      <text:p text:style-name="P13"><text:s text:c="4"/>JPPFNodeTaskMonitorMBean.MBEAN_NAME, JPPFNodeTaskMonitorMBean.class);</text:p>
      <text:p text:style-name="Code_20_block"><text:s text:c="2"/></text:p>
      <text:p text:style-name="Code_20_block"><text:s text:c="2"/><text:span text:style-name="T4">// subscribe to all notifications from the MBean</text:span></text:p>
      <text:p text:style-name="Code_20_block"><text:s text:c="2"/><text:span text:style-name="T3">proxy.addNotificationListener(myNotificationListener, null, null)</text:span>;</text:p>
      <text:p text:style-name="Standard"/>
      <text:p text:style-name="P3">b. Using the MBeanServerConnection API</text:p>
      <text:p text:style-name="Standard"/>
      <text:p text:style-name="Code_20_block"><text:soft-page-break/><text:s text:c="2"/>JMXNodeConnectionWrapper wrapper = new JMXNode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12">JPPFNodeTaskMonitorMBean.</text:span><text:span text:style-name="T7">MBEAN_NAME);</text:span></text:p>
      <text:p text:style-name="Code_20_block"><text:s text:c="2"/></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4">// this class counts the number of tasks executed, along with</text:span></text:p>
      <text:p text:style-name="Code_20_block"><text:s text:c="2"/><text:span text:style-name="T4">// the total cpu time and wall clock time used by the node</text:span></text:p>
      <text:p text:style-name="Code_20_block"><text:s text:c="2"/>public class MyNotificationListener implements <text:span text:style-name="T3">NotificationListener </text:span>{</text:p>
      <text:p text:style-name="Code_20_block"><text:s text:c="4"/>AtomicInteger taskCount = new AtomicInteger(0);</text:p>
      <text:p text:style-name="Code_20_block"><text:s text:c="4"/>AtomicLong cpuTime = new AtomicLong(0L);</text:p>
      <text:p text:style-name="Code_20_block"><text:s text:c="4"/>AtomicLong elapsedTime = new AtomicLong(0L);</text:p>
      <text:p text:style-name="Code_20_block"><text:s text:c="2"/></text:p>
      <text:p text:style-name="Code_20_block"><text:s text:c="4"/><text:span text:style-name="T4">// Handle an MBean notification</text:span></text:p>
      <text:p text:style-name="Code_20_block"><text:s text:c="4"/><text:span text:style-name="T3">public void handleNotification(Notification notification, Object handback) </text:span>{</text:p>
      <text:p text:style-name="Code_20_block"><text:s text:c="6"/>TaskExecutionNotification jppfNotif = (TaskExecutionNotification) notification;</text:p>
      <text:p text:style-name="Code_20_block"><text:s text:c="6"/>TaskInformation info = jppfNotif.getTaskInformation();</text:p>
      <text:p text:style-name="Code_20_block"><text:s text:c="6"/>int n = taskCount.incrementAndGet();</text:p>
      <text:p text:style-name="Code_20_block"><text:s text:c="6"/>long cpu = cpuTime.addAndGet(info.getCpuTime());</text:p>
      <text:p text:style-name="Code_20_block"><text:s text:c="6"/>long elapsed = elapsedTime.addAndGet(info.getElapsedTime());</text:p>
      <text:p text:style-name="Code_20_block"><text:s text:c="6"/><text:span text:style-name="T4">// display the statistics for every 50 tasks executed</text:span></text:p>
      <text:p text:style-name="Code_20_block"><text:s text:c="6"/>if (n % 50 == 0) {</text:p>
      <text:p text:style-name="Code_20_block"><text:s text:c="8"/>System.out.println("nb tasks = " + n + ", cpu time = " + cpu</text:p>
      <text:p text:style-name="Code_20_block"><text:s text:c="10"/>+ " ms, elapsed time = " + elapsed +" ms");</text:p>
      <text:p text:style-name="Code_20_block"><text:s text:c="6"/>}</text:p>
      <text:p text:style-name="Code_20_block"><text:s text:c="4"/>}</text:p>
      <text:p text:style-name="Code_20_block"><text:s text:c="2"/>};</text:p>
      <text:p text:style-name="Code_20_block"><text:s text:c="2"/></text:p>
      <text:p text:style-name="Code_20_block"><text:s text:c="2"/>NotificationListener myNotificationListener = new MyNotificationListener();</text:p>
      <text:list xml:id="list26544351"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node and add the following:</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
      <text:p text:style-name="P15">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NodeConnectionWrapper jmxNode = new JMXNodeConnectionWrapper(host, port);</text:p>
      <text:p text:style-name="Code_20_block"><text:s text:c="2"/>jmxNode.connectAndWait(5000L);</text:p>
      <text:p text:style-name="Code_20_block"><text:s text:c="2"/><text:span text:style-name="T4">// get a proxy to the MBean</text:span></text:p>
      <text:p text:style-name="Code_20_block"><text:s text:c="2"/>JmxLogger nodeProxy = jmxNode.getProxy(JmxLogger.<text:span text:style-name="T13">DEFAULT_MBEAN_NAME</text:span>, JmxLogger.class);</text:p>
      <text:p text:style-name="Code_20_block"><text:s text:c="2"/></text:p>
      <text:p text:style-name="Code_20_block"><text:s text:c="2"/><text:span text:style-name="T4">// use a handback object so we know where the log messages come from</text:span></text:p>
      <text:p text:style-name="Code_20_block"><text:s text:c="2"/>String source = "node <text:s text:c="2"/>" + jmxNode.getHost() + ":" + jmxNode.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nodeProxy.addNotificationListener(listener, null, source);</text:p>
      <text:p text:style-name="Code_20_block"><text:s text:c="2"/></text:p>
      <text:p text:style-name="Code_20_block"><text:s text:c="2"/><text:span text:style-name="T4">// Logging notification listener that prints remote log messages</text:span></text:p>
      <text:p text:style-name="Code_20_block"><text:s text:c="2"/><text:span text:style-name="T4">// to the console</text:span></text:p>
      <text:p text:style-name="Code_20_block"><text:s text:c="2"/>public class MyLoggingHandler implements NotificationListener {</text:p>
      <text:p text:style-name="Code_20_block"><text:s text:c="4"/><text:span text:style-name="T4">//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Code_20_block"><text:s text:c="2"/>}</text:p>
      <text:list xml:id="list26553773" text:continue-numbering="true" text:style-name="Outline">
        <text:list-item>
          <text:list>
            <text:list-item>
              <text:h text:style-name="P19"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3">service:jmx:jmxmp://</text:span></text:span><text:span text:style-name="Code_20_char"><text:span text:style-name="T2">host</text:span></text:span><text:span text:style-name="Code_20_char"><text:span text:style-name="T3">:</text:span></text:span><text:span text:style-name="Code_20_char"><text:span text:style-name="T2">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6566814"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MBean name: “<text:span text:style-name="T3">org.jppf:name=admin,type=driver</text:span>”</text:p>
      <text:p text:style-name="P2">This is also the value of the constant <text:a xlink:type="simple" xlink:href="http://www.jppf.org/api-3/org/jppf/management/JPPFDriverAdminMBean.html#MBEAN_NAME"><text:span text:style-name="Code_20_char">JPPFDriverAdminMBean.MBEAN_NAME</text:span></text:a>.</text:p>
      <text:p text:style-name="P2"/>
      <text:p text:style-name="P1">This MBean's role is to perform management and monitoring of the server. It exposes the <text:a xlink:type="simple" xlink:href="http://www.jppf.org/api-3/index.html?org/jppf/management/JPPFDriverAdminMBean.html"><text:span text:style-name="Code_20_char">JPPFDriverAdminMBean</text:span></text:a> interface, which provides the functionalities described hereafter.</text:p>
      <text:list xml:id="list26568172"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2"/>
      <text:p text:style-name="Code_20_block"><text:span text:style-name="T4"><text:s text:c="2"/></text:span><text:span text:style-name="T5">public interface JPPFDriverAdminMBean extends JPPFAdminMBean {</text:span></text:p>
      <text:p text:style-name="P9"><text:s text:c="4"/>// Get the latest statistics snapshot from the JPPF driver</text:p>
      <text:p text:style-name="Code_20_block"><text:s text:c="4"/>public JPPFStats statistics() throws Exception;</text:p>
      <text:p text:style-name="Code_20_block"><text:s text:c="2"/>}</text:p>
      <text:p text:style-name="P2"/>
      <text:p text:style-name="P1">This method returns an object of type <text:a xlink:type="simple" xlink:href="http://www.jppf.org/api-3/index.html?org/jppf/server/JPPFStats.html"><text:span text:style-name="Code_20_char">JPPFStats</text:span></text:a>. We invite you to read the Javadoc for this class to learn how to navigate the various statistics-related data structures.</text:p>
      <text:p text:style-name="P1"/>
      <text:p text:style-name="P1">Additionally, you can reset the server statistics using the following method:</text:p>
      <text:p text:style-name="P1"/>
      <text:p text:style-name="Code_20_block"><text:span text:style-name="T4"><text:s text:c="2"/></text:span><text:span text:style-name="T5">public interface JPPFDriverAdminMBean extends JPPFAdminMBean {</text:span></text:p>
      <text:p text:style-name="P9"><text:s text:c="4"/>// Reset the JPPF driver statistics</text:p>
      <text:p text:style-name="Code_20_block"><text:s text:c="4"/>public void resetStatistics() throws Exception;</text:p>
      <text:p text:style-name="P11"><text:s text:c="2"/>}</text:p>
      <text:list xml:id="list26555666"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Code_20_block"><text:span text:style-name="T4"><text:s text:c="2"/></text:span><text:span text:style-name="T5">public interface JPPFDriverAdminMBean extends JPPFAdminMBean {</text:span></text:p>
      <text:p text:style-name="P9"><text:s text:c="4"/>// Perform a shutdown or restart of the server. The server stops after</text:p>
      <text:p text:style-name="P9"><text:s text:c="4"/>// the specified shutdown delay, and restarts after the specified restart delay</text:p>
      <text:p text:style-name="Code_20_block"><text:s text:c="4"/>public String restartShutdown(Long shutdownDelay, Long restartDelay)</text:p>
      <text:p text:style-name="Code_20_block"><text:s text:c="6"/>throws Exception;</text:p>
      <text:p text:style-name="Code_20_block"><text:s text:c="2"/>}</text:p>
      <text:p text:style-name="P2"/>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6557980"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Code_20_block"><text:span text:style-name="T4"><text:s text:c="2"/></text:span><text:span text:style-name="T5">public interface JPPFDriverAdminMBean extends JPPFAdminMBean {</text:span></text:p>
      <text:p text:style-name="P9"><text:s text:c="4"/>// Request the JMX connection information for all nodes attached to the server.</text:p>
      <text:p text:style-name="Code_20_block"><text:s text:c="4"/>public Collection&lt;JPPFManagementInfo&gt; nodesInformation() throws Exception;</text:p>
      <text:p text:style-name="Code_20_block"><text:s text:c="2"/>}</text:p>
      <text:p text:style-name="P2"/>
      <text:p text:style-name="P1">The <text:a xlink:type="simple" xlink:href="http://www.jppf.org/api-3/index.html?org/jppf/management/JPPFManagementInfo.html"><text:span text:style-name="Code_20_char">JPPFManagementInfo</text:span></text:a> objects returned in the resulting collection encapsulate enough information to connect to the corresponding node's MBean server:</text:p>
      <text:p text:style-name="P2"/>
      <text:p text:style-name="Code_20_block"><text:s text:c="2"/>public class JPPFManagementInfo</text:p>
      <text:p text:style-name="Code_20_block"><text:s text:c="4"/>implements Serializable, Comparable&lt;JPPFManagementInfo&gt; {</text:p>
      <text:p text:style-name="Code_20_block"><text:s text:c="4"/><text:span text:style-name="T4">// the host on which the node is running</text:span></text:p>
      <text:p text:style-name="Code_20_block"><text:s text:c="4"/>public String getHost()</text:p>
      <text:p text:style-name="Code_20_block"><text:s text:c="2"/></text:p>
      <text:p text:style-name="Code_20_block"><text:s text:c="4"/><text:span text:style-name="T4">// the port on which the node's JMX server is listening</text:span></text:p>
      <text:p text:style-name="Code_20_block"><text:s text:c="4"/>public int getPort()</text:p>
      <text:p text:style-name="Code_20_block"><text:s text:c="2"/>}</text:p>
      <text:p text:style-name="P2"/>
      <text:p text:style-name="P1"><text:soft-page-break/>For example, based on what we saw in the section about nodes management, we could write code that gathers connection information for each node attached to a server, and then performs some management request on them:</text:p>
      <text:p text:style-name="P2"/>
      <text:p text:style-name="Code_20_block"><text:s text:c="2"/><text:span text:style-name="T4">// Obtain connection information for all attached nodes</text:span></text:p>
      <text:p text:style-name="Code_20_block"><text:s text:c="2"/>Collection&lt;JPPFManagementInfo&gt; nodesInfo = myDriverMBeanProxy.nodesInformation();</text:p>
      <text:p text:style-name="Code_20_block"><text:s text:c="2"/><text:span text:style-name="T4">// for each node</text:span></text:p>
      <text:p text:style-name="Code_20_block"><text:s text:c="2"/>for (JPPFManagementInfo info: nodesInfo) {</text:p>
      <text:p text:style-name="Code_20_block"><text:s text:c="4"/><text:span text:style-name="T4">// create a JMX connection wrapper based on the node information</text:span></text:p>
      <text:p text:style-name="Code_20_block"><text:s text:c="4"/>JMXNodeConnectionWrapper wrapper =</text:p>
      <text:p text:style-name="Code_20_block"><text:s text:c="6"/>new JMXNodeConnectionWrapper(info.getHost(), info.getPort());</text:p>
      <text:p text:style-name="Code_20_block"><text:s text:c="4"/><text:span text:style-name="T4">// connect to the node's MBean server</text:span></text:p>
      <text:p text:style-name="Code_20_block"><text:s text:c="4"/>wrapper.connectAndWait(5000);</text:p>
      <text:p text:style-name="Code_20_block"><text:s text:c="4"/><text:span text:style-name="T4">// restart the node</text:span></text:p>
      <text:p text:style-name="Code_20_block"><text:s text:c="4"/>wrapper.restart();</text:p>
      <text:p text:style-name="Code_20_block"><text:s text:c="2"/>}</text:p>
      <text:list xml:id="list26559611"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text:s text:c="2"/>public interface JPPFDriverAdminMBean extends JPPFAdminMBean {</text:p>
      <text:p text:style-name="Code_20_block"><text:s text:c="4"/><text:span text:style-name="T4">// Request the JMX connection information for the</text:span></text:p>
      <text:p text:style-name="Code_20_block"><text:s text:c="4"/><text:span text:style-name="T4">// currently idle nodes attached to the server.</text:span></text:p>
      <text:p text:style-name="Code_20_block"><text:s text:c="4"/>public Collection&lt;JPPFManagementInfo&gt; idleNodesInformation() throws Exception;</text:p>
      <text:p text:style-name="Code_20_block"><text:s text:c="2"/></text:p>
      <text:p text:style-name="Code_20_block"><text:s text:c="4"/><text:span text:style-name="T4">// Get the number of currently idle nodes attached to the server.</text:span></text:p>
      <text:p text:style-name="Code_20_block"><text:s text:c="4"/>public Integer nbIdleNodes() throws Exception;</text:p>
      <text:p text:style-name="Code_20_block"><text:s text:c="2"/>}</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26574375"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The driver management MBean provides two methods to dynamically obtain and change the server's load balancing settings:</text:p>
      <text:p text:style-name="P2"/>
      <text:p text:style-name="Code_20_block"><text:span text:style-name="T4"><text:s text:c="2"/></text:span><text:span text:style-name="T5">public interface JPPFDriverAdminMBean extends JPPFAdminMBean {</text:span></text:p>
      <text:p text:style-name="P9"><text:s text:c="4"/>// Obtain the current load-balancing settings.</text:p>
      <text:p text:style-name="Code_20_block"><text:s text:c="4"/>public LoadBalancingInformation loadBalancerInformation() throws Exception;</text:p>
      <text:p text:style-name="Code_20_block"><text:s text:c="2"/>}</text:p>
      <text:p text:style-name="P2"/>
      <text:p text:style-name="P2">This method returns an object of type <text:a xlink:type="simple" xlink:href="http://www.jppf.org/api-3/index.html?org/jppf/server/scheduler/bundle/LoadBalancingInformation.html"><text:span text:style-name="Code_20_char">LoadBalancingInformation</text:span></text:a>, defined as follows:</text:p>
      <text:p text:style-name="P2"/>
      <text:p text:style-name="Code_20_block"><text:s text:c="2"/>public class LoadBalancingInformation implements Serializable {</text:p>
      <text:p text:style-name="Code_20_block"><text:s text:c="4"/><text:span text:style-name="T4">// Get the name of the algorithm</text:span></text:p>
      <text:p text:style-name="Code_20_block"><text:s text:c="4"/>public String getAlgorithm()</text:p>
      <text:p text:style-name="Code_20_block"><text:s text:c="4"/><text:span text:style-name="T4">// Get the algorithm's parameters</text:span></text:p>
      <text:p text:style-name="Code_20_block"><text:s text:c="4"/>public TypedProperties getParameters()</text:p>
      <text:p text:style-name="Code_20_block"><text:s text:c="4"/><text:span text:style-name="T4">// Get the names of all available algorithms</text:span></text:p>
      <text:p text:style-name="Code_20_block"><text:s text:c="4"/>public List&lt;String&gt; getAlgorithmNames()</text:p>
      <text:p text:style-name="Code_20_block"><text:s text:c="2"/>}</text:p>
      <text:p text:style-name="Standard"/>
      <text:p text:style-name="P2"><text:span text:style-name="T10">Notes</text:span>:</text:p>
      <text:p text:style-name="P2"/>
      <text:list xml:id="list26445701" text:style-name="List_20_2">
        <text:list-item>
          <text:p text:style-name="P16">the value of <text:span text:style-name="Code_20_char">algorithm</text:span> is included in the list of algorithm names</text:p>
        </text:list-item>
        <text:list-item>
          <text:p text:style-name="P17"><text:span text:style-name="Code_20_char">parameters</text:span> contains a mapping of the algorithm parameters names to their current value. Unlike what we have seen in the configuration guide chapter, the parameter names are expressed without suffix. This means that instead of <text:span text:style-name="Code_20_char">strategy.&lt;profile_name&gt;.&lt;parameter_name&gt;</text:span>, they will just be named as <text:span text:style-name="Code_20_char">&lt;parameter_name&gt;</text:span>.</text:p>
        </text:list-item>
      </text:list>
      <text:p text:style-name="P1"/>
      <text:p text:style-name="P1">It is also possible to dynamically change the load-balancing algorithm used by the server, and / or its parameters:</text:p>
      <text:p text:style-name="P1"/>
      <text:p text:style-name="Code_20_block"><text:span text:style-name="T4"><text:s text:c="2"/></text:span><text:span text:style-name="T5">public interface JPPFDriverAdminMBean extends JPPFAdminMBean {</text:span></text:p>
      <text:p text:style-name="P9"><text:s text:c="4"/>// Change the load-balancing settings.</text:p>
      <text:p text:style-name="Code_20_block"><text:s text:c="4"/>public String changeLoadBalancerSettings(String algorithm, Map parameters)</text:p>
      <text:p text:style-name="Code_20_block"><text:s text:c="6"/>throws Exception;</text:p>
      <text:p text:style-name="Code_20_block"><text:s text:c="2"/>}</text:p>
      <text:p text:style-name="P1"><text:soft-page-break/></text:p>
      <text:p text:style-name="P1">Where:</text:p>
      <text:p text:style-name="P1"/>
      <text:list xml:id="list26548049" text:continue-numbering="true" text:style-name="List_20_2">
        <text:list-item>
          <text:p text:style-name="P17"><text:span text:style-name="Code_20_char">algorithm</text:span> is the name of the algorithm to use. If it is not known to the server, no change occurs.</text:p>
        </text:list-item>
        <text:list-item>
          <text:p text:style-name="P17"><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26555380" text:continue-list="list26574375" text:style-name="Outline">
        <text:list-item>
          <text:list>
            <text:list-item>
              <text:list>
                <text:list-item>
                  <text:list>
                    <text:list-item>
                      <text:h text:style-name="Heading_20_4"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3/index.html?org/jppf/node/policy/ExecutionPolicy.html">execution policy</text:a>. This enables testing whether a job, holding this execution policy as part of its SLA, would be executed, before submitting it:</text:p>
      <text:p text:style-name="Standard"/>
      <text:p text:style-name="Code_20_block"><text:span text:style-name="T4"><text:s text:c="2"/></text:span><text:span text:style-name="T5">public interface JPPFDriverAdminMBean extends JPPFAdminMBean {</text:span></text:p>
      <text:p text:style-name="P9"><text:s text:c="4"/>// Compute the number of nodes matching the specified policy.</text:p>
      <text:p text:style-name="Code_20_block"><text:s text:c="4"/>public Integer matchingNodes(ExecutionPolicy policy) throws Exception;</text:p>
      <text:p text:style-name="Code_20_block"><text:s text:c="2"/>}</text:p>
      <text:list xml:id="list26555794" text:continue-numbering="true" text:style-name="Outline">
        <text:list-item>
          <text:list>
            <text:list-item>
              <text:list>
                <text:list-item>
                  <text:h text:style-name="P20" text:outline-level="3">Job-level management and monitoring</text:h>
                </text:list-item>
              </text:list>
            </text:list-item>
          </text:list>
        </text:list-item>
      </text:list>
      <text:p text:style-name="P2">MBean name: “<text:span text:style-name="T3">org.jppf:name=jobManagement,type=driver</text:span>”</text:p>
      <text:p text:style-name="P2">This is also the value of the constant <text:a xlink:type="simple" xlink:href="http://www.jppf.org/api-3/org/jppf/server/job/management/DriverJobManagementMBean.html#MBEAN_NAME"><text:span text:style-name="Code_20_char">DriverJobManagementMBean.MBEAN_NAME</text:span></text:a>.</text:p>
      <text:p text:style-name="P2"/>
      <text:p text:style-name="P1">The role of this MBean is to control and monitor the life cycle of all jobs submitted to the server. It exposes the <text:a xlink:type="simple" xlink:href="http://www.jppf.org/api-3/index.html?org/jppf/server/job/management/DriverJobManagementMBean.html"><text:span text:style-name="Code_20_char">DriverJobManagementMBean</text:span></text:a> interface, defined as follows:</text:p>
      <text:p text:style-name="P1"/>
      <text:p text:style-name="Code_20_block"><text:s text:c="2"/>public interface DriverJobManagementMBean extends NotificationEmitter {</text:p>
      <text:p text:style-name="Code_20_block"><text:s text:c="4"/><text:span text:style-name="T4">// Cancel the job with the specified id</text:span></text:p>
      <text:p text:style-name="Code_20_block"><text:s text:c="4"/>public void cancelJob(String jobUuid) throws Exception;</text:p>
      <text:p text:style-name="Code_20_block"><text:s text:c="4"/><text:span text:style-name="T4">// Suspend the job with the specified id</text:span></text:p>
      <text:p text:style-name="Code_20_block"><text:s text:c="4"/>public void suspendJob(String jobUuid, Boolean requeue) throws Exception;</text:p>
      <text:p text:style-name="Code_20_block"><text:s text:c="4"/><text:span text:style-name="T4">// Resume the job with the specified id</text:span></text:p>
      <text:p text:style-name="Code_20_block"><text:s text:c="4"/>public void resumeJob(String jobUuid) throws Exception;</text:p>
      <text:p text:style-name="Code_20_block"><text:s text:c="4"/><text:span text:style-name="T4">// Update the maximum number of nodes a job can run on</text:span></text:p>
      <text:p text:style-name="Code_20_block"><text:s text:c="4"/>public void updateMaxNodes(String jobUuid, Integer maxNodes) throws Exception;</text:p>
      <text:p text:style-name="Code_20_block"><text:s text:c="4"/><text:span text:style-name="T4">// Update the priority of a job</text:span></text:p>
      <text:p text:style-name="Code_20_block"><text:s text:c="4"/>void updatePriority(String jobUuid, Integer newPriority);</text:p>
      <text:p text:style-name="Code_20_block"><text:s text:c="4"/><text:span text:style-name="T4">// Get the set of ids for all the jobs currently queued or executing</text:span></text:p>
      <text:p text:style-name="Code_20_block"><text:s text:c="4"/>public String[] getAllJobIds() throws Exception;</text:p>
      <text:p text:style-name="Code_20_block"><text:s text:c="4"/><text:span text:style-name="T4">// Get an object describing the job with the specified id</text:span></text:p>
      <text:p text:style-name="Code_20_block"><text:s text:c="4"/>public JobInformation getJobInformation(String jobUuid) throws Exception;</text:p>
      <text:p text:style-name="Code_20_block"><text:s text:c="4"/><text:span text:style-name="T4">// Get a list of objects describing the nodes to which the whole</text:span></text:p>
      <text:p text:style-name="Code_20_block"><text:s text:c="4"/><text:span text:style-name="T4">// or part of a job was dispatched</text:span></text:p>
      <text:p text:style-name="Code_20_block"><text:s text:c="4"/>public NodeJobInformation[] getNodeInformation(String jobUuid) throws Exception;</text:p>
      <text:p text:style-name="Code_20_block"><text:s text:c="4"/><text:span text:style-name="T4">// Update the priority of a job</text:span></text:p>
      <text:p text:style-name="Code_20_block"><text:s text:c="4"/>void updatePriority(String jobUuid, Integer newPriority);</text:p>
      <text:p text:style-name="Code_20_block"><text:s text:c="2"/>}</text:p>
      <text:p text:style-name="P1"/>
      <text:p text:style-name="P1"><text:span text:style-name="T11">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6557015"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Code_20_block"><text:span text:style-name="T4"><text:s text:c="2"/></text:span><text:span text:style-name="T5">public interface DriverJobManagementMBean extends NotificationEmitter {</text:span></text:p>
      <text:p text:style-name="P9"><text:s text:c="4"/>// Cancel the job with the specified id.</text:p>
      <text:p text:style-name="Code_20_block"><text:s text:c="4"/>public void cancelJob(String jobUuid) throws Exception;</text:p>
      <text:p text:style-name="Code_20_block"><text:s text:c="2"/>}</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Code_20_block"><text:span text:style-name="T4"><text:s text:c="2"/></text:span><text:span text:style-name="T5">public interface DriverJobManagementMBean extends NotificationEmitter {</text:span></text:p>
      <text:p text:style-name="P9"><text:s text:c="4"/>// Suspend the job with the specified uuid</text:p>
      <text:p text:style-name="Code_20_block"><text:s text:c="4"/>public void suspendJob(String jobUuid, Boolean requeue) throws Exception;</text:p>
      <text:p text:style-name="Code_20_block"><text:s text:c="2"/>}</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26549928" text:continue-list="list26548049" text:style-name="List_20_2">
        <text:list-item>
          <text:p text:style-name="P17">if <text:span text:style-name="T3">true</text:span>, then the sub-job is canceled and inserted back into the server queue, for execution at a later time</text:p>
        </text:list-item>
        <text:list-item>
          <text:p text:style-name="P17">if <text:span text:style-name="T3">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Code_20_block"><text:span text:style-name="T4"><text:s text:c="2"/></text:span><text:span text:style-name="T5">public interface DriverJobManagementMBean extends NotificationEmitter {</text:span></text:p>
      <text:p text:style-name="P9"><text:s text:c="4"/>// Resume the job with the specified uuid</text:p>
      <text:p text:style-name="Code_20_block"><text:s text:c="4"/>public void resumeJob(String jobUuid) throws Exception;</text:p>
      <text:p text:style-name="Code_20_block"><text:soft-page-break/><text:s text:c="2"/>}</text:p>
      <text:p text:style-name="P1"/>
      <text:p text:style-name="P1">This method resumes the execution of a suspended job with the specified <text:span text:style-name="Code_20_char">jobId</text:span>. If the job was not suspended, this method has no effect.</text:p>
      <text:list xml:id="list26553243" text:continue-list="list26557015"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4"><text:s text:c="2"/>public interface DriverJobManagementMBean extends NotificationEmitter {</text:p>
      <text:p text:style-name="P9"><text:s text:c="4"/>// Update the maximum number of nodes a job can run on.</text:p>
      <text:p text:style-name="Code_20_block"><text:s text:c="4"/>public void updateMaxNodes(String jobUuid, Integer maxNodes) throws Exception;</text:p>
      <text:p text:style-name="Code_20_block"><text:s text:c="2"/>}</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6567167"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4"><text:s text:c="2"/>public interface DriverJobManagementMBean extends NotificationEmitter {</text:p>
      <text:p text:style-name="P9"><text:s text:c="4"/>// Update the priority of a job</text:p>
      <text:p text:style-name="Code_20_block"><text:s text:c="4"/>void updatePriority(String jobUuid, Integer newPriority);</text:p>
      <text:p text:style-name="Code_20_block"><text:s text:c="2"/>}</text:p>
      <text:p text:style-name="P1"/>
      <text:p text:style-name="P1">This method dynamically updates the priority of job specified via its uuid. The update takes effect immediately</text:p>
      <text:list xml:id="list26560072"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14"><text:s text:c="2"/>public interface DriverJobManagementMBean extends NotificationEmitter {</text:p>
      <text:p text:style-name="P9"><text:s text:c="4"/>// Get the set of uuids for all the jobs currently queued or executing</text:p>
      <text:p text:style-name="Code_20_block"><text:s text:c="4"/>public String[] getAllJobIds() throws Exception;</text:p>
      <text:p text:style-name="P9"><text:s text:c="4"/>// Get an object describing the job with the specified uuid</text:p>
      <text:p text:style-name="Code_20_block"><text:s text:c="4"/>public JobInformation getJobInformation(String jobUuid) throws Exception;</text:p>
      <text:p text:style-name="P9"><text:s text:c="4"/>// Get a list of objects describing the sub-jobs of a job,</text:p>
      <text:p text:style-name="P9"><text:s text:c="4"/>// and the nodes to which they were dispatched</text:p>
      <text:p text:style-name="Code_20_block"><text:s text:c="4"/>public NodeJobInformation[] getNodeInformation(String jobUuid) throws Exception; <text:s/></text:p>
      <text:p text:style-name="Code_20_block"><text:s text:c="2"/>}</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3/index.html?org/jppf/job/JobInformation.html"><text:span text:style-name="Code_20_char">JobInformation</text:span></text:a>, defined as follows:</text:p>
      <text:p text:style-name="P1"/>
      <text:p text:style-name="Code_20_block"><text:s text:c="2"/>public class JobInformation implements Serializable {</text:p>
      <text:p text:style-name="Code_20_block"><text:s text:c="4"/><text:span text:style-name="T4">// the job's name</text:span></text:p>
      <text:p text:style-name="Code_20_block"><text:s text:c="4"/>public String getJobName()</text:p>
      <text:p text:style-name="Code_20_block"><text:s text:c="4"/><text:span text:style-name="T4">// the current number of tasks in the job or sub-job</text:span></text:p>
      <text:p text:style-name="Code_20_block"><text:s text:c="4"/>public int getTaskCount()</text:p>
      <text:p text:style-name="Code_20_block"><text:s text:c="4"/><text:span text:style-name="T4">// the priority of this task bundle</text:span></text:p>
      <text:p text:style-name="Code_20_block"><text:s text:c="4"/>public int getPriority()</text:p>
      <text:p text:style-name="Code_20_block"><text:s text:c="4"/><text:span text:style-name="T4">// the initial task count of the job (at submission time)</text:span></text:p>
      <text:p text:style-name="Code_20_block"><text:s text:c="4"/>public int getInitialTaskCount()</text:p>
      <text:p text:style-name="Code_20_block"><text:s text:c="4"/><text:span text:style-name="T4">// determine whether the job is in suspended state</text:span></text:p>
      <text:p text:style-name="Code_20_block"><text:s text:c="4"/>public boolean isSuspended()</text:p>
      <text:p text:style-name="Code_20_block"><text:s text:c="4"/><text:span text:style-name="T4">// set the maximum number of nodes this job can run on</text:span></text:p>
      <text:p text:style-name="Code_20_block"><text:s text:c="4"/>public int getMaxNodes()</text:p>
      <text:p text:style-name="Code_20_block"><text:s text:c="4"/><text:span text:style-name="T4">// the pending state of the job</text:span></text:p>
      <text:p text:style-name="Code_20_block"><text:s text:c="4"/><text:span text:style-name="T4">// a job is pending if its scheduled execution date/time has not yet been reached</text:span></text:p>
      <text:p text:style-name="Code_20_block"><text:s text:c="4"/>public boolean isPending()</text:p>
      <text:p text:style-name="Code_20_block"><text:s text:c="2"/>}</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3/index.html?org/jppf/server/job/management/NodeJobInformation.html"><text:span text:style-name="Code_20_char">NodeJobInformation</text:span></text:a>, defined as follows:</text:p>
      <text:p text:style-name="P1"/>
      <text:p text:style-name="Code_20_block"><text:soft-page-break/><text:s text:c="2"/>public class NodeJobInformation implements Serializable {</text:p>
      <text:p text:style-name="Code_20_block"><text:s text:c="4"/><text:span text:style-name="T4">// The JMX connection information for the node</text:span></text:p>
      <text:p text:style-name="Code_20_block"><text:s text:c="4"/>public final JPPFManagementInfo nodeInfo;</text:p>
      <text:p text:style-name="Code_20_block"><text:s text:c="2"/></text:p>
      <text:p text:style-name="Code_20_block"><text:s text:c="4"/><text:span text:style-name="T4">// The information about the sub-job</text:span></text:p>
      <text:p text:style-name="Code_20_block"><text:s text:c="4"/>public final JobInformation jobInfo;</text:p>
      <text:p text:style-name="Code_20_block"><text:s text:c="2"/>}</text:p>
      <text:p text:style-name="P1"/>
      <text:p text:style-name="P1">This class is simply a grouping of two objects of type <text:a xlink:type="simple" xlink:href="http://www.jppf.org/api-3/index.html?org/jppf/job/JobInformation.html"><text:span text:style-name="Code_20_char">JobInformation</text:span></text:a> and <text:a xlink:type="simple" xlink:href="http://www.jppf.org/api-3/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26568061"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3/index.html?org/jppf/job/JobNotification.html"><text:span text:style-name="Code_20_char">JobNotification</text:span></text:a>, defined as follows:</text:p>
      <text:p text:style-name="P1"/>
      <text:p text:style-name="Code_20_block"><text:s text:c="2"/>public class JobNotification extends Notification {</text:p>
      <text:p text:style-name="Code_20_block"><text:s text:c="4"/><text:span text:style-name="T4">// the information about the job or sub-job</text:span></text:p>
      <text:p text:style-name="Code_20_block"><text:s text:c="4"/>public JobInformation getJobInformation()</text:p>
      <text:p text:style-name="Code_20_block"><text:s text:c="2"/></text:p>
      <text:p text:style-name="Code_20_block"><text:s text:c="4"/><text:span text:style-name="T4">// the information about the node (for sub-jobs only)</text:span></text:p>
      <text:p text:style-name="Code_20_block"><text:s text:c="4"/><text:span text:style-name="T4">// null for a job on the server side</text:span></text:p>
      <text:p text:style-name="Code_20_block"><text:s text:c="4"/>public JPPFManagementInfo getNodeInfo()</text:p>
      <text:p text:style-name="Code_20_block"><text:s text:c="2"/></text:p>
      <text:p text:style-name="Code_20_block"><text:s text:c="4"/><text:span text:style-name="T4">// the creation timestamp for this event</text:span></text:p>
      <text:p text:style-name="Code_20_block"><text:s text:c="4"/>public long getTimestamp()</text:p>
      <text:p text:style-name="Code_20_block"><text:s text:c="2"/></text:p>
      <text:p text:style-name="Code_20_block"><text:s text:c="4"/><text:span text:style-name="T4">// the type of this job event</text:span></text:p>
      <text:p text:style-name="Code_20_block"><text:s text:c="4"/>public JobEventType getEventType()</text:p>
      <text:p text:style-name="Code_20_block"><text:s text:c="2"/>}</text:p>
      <text:p text:style-name="P1"/>
      <text:p text:style-name="P1">The value of the job event type (see <text:a xlink:type="simple" xlink:href="http://www.jppf.org/api-3/index.html?org/jppf/job/JobEventType.html"><text:span text:style-name="Code_20_char">JobEventType</text:span></text:a> type safe enumeration) is one of the following:</text:p>
      <text:p text:style-name="P1"/>
      <text:list xml:id="list26457722" text:style-name="List_20_1">
        <text:list-item>
          <text:p text:style-name="P18">JOB_QUEUED: a new job was submitted to the JPPF driver queue</text:p>
        </text:list-item>
        <text:list-item>
          <text:p text:style-name="P18">JOB_ENDED: a job was completed and sent back to the client</text:p>
        </text:list-item>
        <text:list-item>
          <text:p text:style-name="P18">JOB_DISPATCHED: a sub-job was dispatched to a node</text:p>
        </text:list-item>
        <text:list-item>
          <text:p text:style-name="P18">JOB_RETURNED: a sub job returned from a node</text:p>
        </text:list-item>
        <text:list-item>
          <text:p text:style-name="P18">JOB_UPDATED: one of the job attributes has changed</text:p>
        </text:list-item>
      </text:list>
      <text:list xml:id="list26557543" text:continue-list="list26568061"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3/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2.0/index.html?org/jppf/management/JPPFDriverAdminMBean.html"><text:span text:style-name="Code_20_char">JPPFDriverAdminMBean</text:span></text:a> interface.</text:p>
      <text:list xml:id="list26546186"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4">a. Create an instance of JMXDriverConnectionWrapper</text:p>
      <text:p text:style-name="P1"/>
      <text:p text:style-name="P1">To connect to a <text:span text:style-name="T3">local</text:span> (same JVM) MBean server, <text:s/>use the no-arg constructor:</text:p>
      <text:p text:style-name="Code_20_block"><text:s text:c="2"/>JMXDriverConnectionWrapper wrapper = new JMXDriverConnectionWrapper();</text:p>
      <text:p text:style-name="P1"/>
      <text:p text:style-name="P1">To connect to a <text:span text:style-name="T3">remote</text:span> MBean server, <text:s/>use the constructor specifiying the management host and port:</text:p>
      <text:p text:style-name="Code_20_block"><text:s text:c="2"/>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0">Synchronously</text:span>:</text:p>
      <text:p text:style-name="P1"/>
      <text:p text:style-name="Code_20_block"><text:soft-page-brea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0">Asynchronously</text:span>:</text:p>
      <text:p text:style-name="P1"/>
      <text:p text:style-name="P9"><text:s text:c="2"/>// initiate the connection; this method returns immediately</text:p>
      <text:p text:style-name="Code_20_block"><text:s text:c="2"/>wrapper.connect()</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list xml:id="list26569259"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3/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span text:style-name="T4">// get the ids of all jobs in the server queue</text:span></text:p>
      <text:p text:style-name="Code_20_block"><text:s text:c="2"/>String jobUuids = wrapper.getAllJobIds();</text:p>
      <text:p text:style-name="Code_20_block"><text:s text:c="2"/><text:span text:style-name="T4">// stop the server in 2 seconds (no restart)</text:span></text:p>
      <text:p text:style-name="Code_20_block"><text:s text:c="2"/>wrapper.restartS<text:span text:style-name="T6">hutdown(2000L, -1L);</text:span></text:p>
      <text:list xml:id="list26542618"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3/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4">// equivalent to JPPFStats stats = wrapper.statistics();</text:span></text:p>
      <text:p text:style-name="Code_20_block"><text:s text:c="2"/>JPPFStats stats = (JPPFStats) <text:span text:style-name="T3">wrapper.invoke(</text:span></text:p>
      <text:p text:style-name="Code_20_block"><text:s text:c="4"/><text:span text:style-name="T3">JPPFDriverAdminMBean.MBEAN_NAME, "statistics", (Object[]) null, (String[]) null)</text:span>;</text:p>
      <text:p text:style-name="Code_20_block"><text:s text:c="2"/>int nbNodes = stats.getNodes().getLatest();</text:p>
      <text:list xml:id="list26547987"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 This is done as follows:</text:p>
      <text:p text:style-name="P5"/>
      <text:p text:style-name="Code_20_block"><text:s text:c="2"/>JMXDriverConnectionWrapper wrapper = new JMXDriverConnectionWrapper(host, port);</text:p>
      <text:p text:style-name="Code_20_block"><text:s text:c="2"/>wrapper.connectAndWait(timeout);</text:p>
      <text:p text:style-name="Code_20_block"><text:s text:c="2"/><text:span text:style-name="T4">// create the proxy instance</text:span></text:p>
      <text:p text:style-name="Code_20_block"><text:s text:c="2"/>DriverJobManagementMBean proxy = <text:span text:style-name="T3">wrapper.getProxy(</text:span></text:p>
      <text:p text:style-name="Code_20_block"><text:span text:style-name="T3"><text:s text:c="4"/>DriverJobManagementMBean.</text:span><text:span text:style-name="T8">MBEAN_NAME</text:span><text:span text:style-name="T3">, <text:s/>DriverJobManagementMBean.class);</text:span></text:p>
      <text:p text:style-name="Code_20_block"><text:s text:c="2"/><text:span text:style-name="T4">// get the ids of all jobs in the server queue</text:span></text:p>
      <text:p text:style-name="Code_20_block"><text:s text:c="2"/>String jobIds = proxy.getAllJobIds();</text:p>
      <text:list xml:id="list26546906"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DriverConnectionWrapper wrapper = new JMXNodeConnectionWrapper(host, port);</text:p>
      <text:p text:style-name="Code_20_block"><text:s text:c="2"/>wrapper.connectAndWait(timeout);</text:p>
      <text:p text:style-name="Code_20_block"><text:s text:c="2"/>DriverJobManagementMBean proxy = <text:span text:style-name="T12">wrapper.getProxy(</text:span></text:p>
      <text:p text:style-name="Code_20_block"><text:span text:style-name="T12"><text:s text:c="4"/>DriverJobManagementMBean.</text:span><text:span text:style-name="T7">MBEAN_NAME</text:span><text:span text:style-name="T12">, <text:s/>DriverJobManagementMBean.class);</text:span></text:p>
      <text:p text:style-name="Code_20_block"><text:s text:c="2"/><text:span text:style-name="T4">// subscribe to all notifications from the MBean</text:span></text:p>
      <text:p text:style-name="Code_20_block"><text:s text:c="2"/><text:span text:style-name="T3">proxy.addNotificationListener(myJobNotificationListener, null, null)</text:span>;</text:p>
      <text:p text:style-name="Standard"/>
      <text:p text:style-name="P3">b. Using the MBeanServerConnection API</text:p>
      <text:p text:style-name="Standard"/>
      <text:p text:style-name="Code_20_block"><text:s text:c="2"/>JMXDriverConnectionWrapper wrapper = new JMXDriverConnectionWrapper(host, port);</text:p>
      <text:p text:style-name="Code_20_block"><text:soft-page-break/><text:s text:c="2"/>wrapper.connectAndWait(timeout);</text:p>
      <text:p text:style-name="Code_20_block"><text:s text:c="2"/>MBeanServerConnection mbsc = wrapper.getMbeanConnection();</text:p>
      <text:p text:style-name="Code_20_block"><text:s text:c="2"/>ObjectName objectName = new ObjectName(<text:span text:style-name="T12">DriverJobManagementMBean.</text:span><text:span text:style-name="T7">MBEAN_NAME);</text:span></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4">// this class prints a message each time a job is added to the server's queue</text:span></text:p>
      <text:p text:style-name="Code_20_block"><text:s text:c="2"/>public class MyJobNotificationListener implements <text:span text:style-name="T3">NotificationListener </text:span>{</text:p>
      <text:p text:style-name="Code_20_block"><text:s text:c="4"/><text:span text:style-name="T4">// Handle an MBean notification</text:span></text:p>
      <text:p text:style-name="Code_20_block"><text:s text:c="4"/><text:span text:style-name="T3">public void handleNotification(Notification notification, Object handback) </text:span>{</text:p>
      <text:p text:style-name="Code_20_block"><text:s text:c="6"/>JobNotification jobNotif = (JobNotification) notification;</text:p>
      <text:p text:style-name="Code_20_block"><text:s text:c="6"/>JobEventType eventType = jobNotif.getEventType();</text:p>
      <text:p text:style-name="Code_20_block"><text:s text:c="6"/><text:span text:style-name="T4">// print a message for new jobs only</text:span></text:p>
      <text:p text:style-name="Code_20_block"><text:s text:c="6"/>if (eventType.equals(JobEventType.JOB_QUEUED)) {</text:p>
      <text:p text:style-name="Code_20_block"><text:s text:c="8"/>String jobId = jobNotif.getJobInformation().getJobId();</text:p>
      <text:p text:style-name="Code_20_block"><text:s text:c="8"/>System.out.println("job " + jobId + " was queued at timestamp " </text:p>
      <text:p text:style-name="Code_20_block"><text:s text:c="10"/>+ jobNotif.getTimestamp());</text:p>
      <text:p text:style-name="Code_20_block"><text:s text:c="6"/>}</text:p>
      <text:p text:style-name="Code_20_block"><text:s text:c="4"/>}</text:p>
      <text:p text:style-name="Code_20_block"><text:s text:c="2"/>};</text:p>
      <text:p text:style-name="P11"><text:s text:c="2"/>NotificationListener myJobNotificationListener = new MyJobNotificationListener();</text:p>
      <text:list xml:id="list26557602"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driver as follows:</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DriverConnectionWrapper jmxDriver = new JMXDriverConnectionWrapper(host, port);</text:p>
      <text:p text:style-name="Code_20_block"><text:s text:c="2"/>jmxDriver.connectAndWait(5000L);</text:p>
      <text:p text:style-name="Code_20_block"><text:s text:c="2"/><text:span text:style-name="T4">// get a proxy to the MBean</text:span></text:p>
      <text:p text:style-name="Code_20_block"><text:s text:c="2"/>JmxLogger driverProxy =</text:p>
      <text:p text:style-name="Code_20_block"><text:s text:c="4"/>jmxDriver.getProxy(JmxLogger.<text:span text:style-name="T13">DEFAULT_MBEAN_NAME</text:span>, JmxLogger.class);</text:p>
      <text:p text:style-name="Code_20_block"><text:s text:c="2"/><text:span text:style-name="T4">// use a handback object so we know where the log messages come from</text:span></text:p>
      <text:p text:style-name="Code_20_block"><text:s text:c="2"/>String source = "driver " + jmxDriver.getHost() + ":" + jmxDriver.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driverProxy.addNotificationListener(listener, null, source);</text:p>
      <text:p text:style-name="Code_20_block"><text:s text:c="2"/></text:p>
      <text:p text:style-name="Code_20_block"><text:s text:c="2"/><text:span text:style-name="T4">// Logging notification listener that prints remote log messages to the console</text:span></text:p>
      <text:p text:style-name="Code_20_block"><text:s text:c="2"/>public class MyLoggingHandler implements NotificationListener {</text:p>
      <text:p text:style-name="Code_20_block"><text:s text:c="4"/><text:span text:style-name="T4">//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P11"><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H15M17S</meta:editing-duration>
    <meta:editing-cycles>171</meta:editing-cycles>
    <meta:generator>LibreOffice/3.4$Win32 LibreOffice_project/340m1$Build-402</meta:generator>
    <meta:creation-date>2009-10-13T17:17:32.19</meta:creation-date>
    <dc:date>2012-08-24T06:42:08.86</dc:date>
    <meta:document-statistic meta:table-count="0" meta:image-count="0" meta:object-count="0" meta:page-count="15" meta:paragraph-count="635" meta:word-count="5285" meta:character-count="39501" meta:non-whitespace-character-count="3333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